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06in" table:align="left" style:writing-mode="lr-tb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68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.3" style:family="table-row">
      <style:table-row-properties style:min-row-height="0.7396in" style:keep-together="true" fo:keep-together="auto"/>
    </style:style>
    <style:style style:name="Table1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Text_20_body" style:master-page-name="Standard">
      <style:paragraph-properties style:page-number="auto"/>
    </style:style>
    <style:style style:name="P2" style:family="paragraph" style:parent-style-name="Table_20_Contents">
      <style:paragraph-properties style:snap-to-layout-gri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Cas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Test Summary: <text:s text:c="2"/>Verify that user is able to cancel single ticket individually.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Table_20_Contents"><text:s/>Test Description:</text:p>
            <text:p text:style-name="Table_20_Contents">This test case will validate that if there are multiple passengers are traveling through a single ticket(PNR), they can cancel single passenger ticket also.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Table_20_Contents">Prerequisite:</text:p>
            <text:p text:style-name="Table_20_Contents">A single ticket is booked for multiple passengers and date of journey is 70 days from current date.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Table_20_Contents">Steps</text:p>
          </table:table-cell>
          <table:table-cell table:style-name="Table1.A2" office:value-type="string">
            <text:p text:style-name="Table_20_Contents">Expected results:</text:p>
          </table:table-cell>
        </table:table-row>
        <table:table-row table:style-name="Table1.1">
          <table:table-cell table:style-name="Table1.A4" office:value-type="string">
            <text:p text:style-name="Table_20_Contents">1 Log in to Application and goto Booked history / Transaction History Or My Ticket orders</text:p>
          </table:table-cell>
          <table:table-cell table:style-name="Table1.A2" office:value-type="string">
            <text:p text:style-name="Table_20_Contents">All the booked tickets should be displayed</text:p>
          </table:table-cell>
        </table:table-row>
        <table:table-row table:style-name="Table1.1">
          <table:table-cell table:style-name="Table1.A4" office:value-type="string">
            <text:p text:style-name="Table_20_Contents">2 Select the ticket which contains the ticket for multiple passengers and journey date id after 70 days</text:p>
          </table:table-cell>
          <table:table-cell table:style-name="Table1.A2" office:value-type="string">
            <text:p text:style-name="Table_20_Contents">Check boxes for all passengers should be displayed to cancel one or multiple passenger.</text:p>
          </table:table-cell>
        </table:table-row>
        <table:table-row table:style-name="Table1.1">
          <table:table-cell table:style-name="Table1.A4" office:value-type="string">
            <text:p text:style-name="Table_20_Contents">3 Select one passenger out of all the passenger.</text:p>
            <text:p text:style-name="Table_20_Contents">Click on cancel button</text:p>
          </table:table-cell>
          <table:table-cell table:style-name="Table1.A2" office:value-type="string">
            <text:p text:style-name="Table_20_Contents">Prompt message to confirm the cancellation</text:p>
          </table:table-cell>
        </table:table-row>
        <table:table-row table:style-name="Table1.1">
          <table:table-cell table:style-name="Table1.A4" office:value-type="string">
            <text:p text:style-name="Table_20_Contents">4 User confirmed the cancel</text:p>
          </table:table-cell>
          <table:table-cell table:style-name="Table1.A2" office:value-type="string">
            <text:p text:style-name="Table_20_Contents">User should get an email/message for successful cancellation.</text:p>
            <text:p text:style-name="Table_20_Contents">User should get the email with the amount which is refunded.</text:p>
            <text:p text:style-name="Table_20_Contents">Refund amount should be 70% of the passenger ticket amount.</text:p>
            <text:p text:style-name="Table_20_Contents"/>
            <text:p text:style-name="Table_20_Contents">Example – If single ticket was of R 1000, User should get an refund of Rs 700.</text:p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 Hada</meta:initial-creator>
    <meta:creation-date>2017-10-06T10:25:46</meta:creation-date>
    <meta:editing-duration>P23DT22H11M8S</meta:editing-duration>
    <meta:document-statistic meta:table-count="1" meta:image-count="0" meta:object-count="0" meta:page-count="1" meta:paragraph-count="20" meta:word-count="187" meta:character-count="1113"/>
    <dc:date>2017-10-10T11:11:07.95</dc:date>
    <dc:creator>gaurav tak</dc:creator>
    <meta:generator>OpenOffice/4.1.1$Win32 OpenOffice.org_project/411m6$Build-9775</meta:generator>
  </office:meta>
</office:document-meta>
</file>